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officeooo:rsid="000cfa44" officeooo:paragraph-rsid="001d9c2b" style:font-size-asian="10pt" style:font-name-complex="Calibri1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n" fo:country="US" fo:font-weight="bold" officeooo:rsid="004a45c3" officeooo:paragraph-rsid="004a45c3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4a45c3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3c826b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text-properties officeooo:paragraph-rsid="002b38e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8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9" style:family="paragraph" style:parent-style-name="Footer">
      <style:paragraph-properties fo:text-align="end" style:justify-single-word="false"/>
      <style:text-properties officeooo:paragraph-rsid="002b38ef"/>
    </style:style>
    <style:style style:name="P20" style:family="paragraph" style:parent-style-name="Header">
      <style:paragraph-properties fo:padding="0cm" fo:border="none"/>
    </style:style>
    <style:style style:name="P21" style:family="paragraph" style:parent-style-name="Footer">
      <style:paragraph-properties fo:padding="0cm" fo:border="none"/>
    </style:style>
    <style:style style:name="P22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36dee1"/>
    </style:style>
    <style:style style:name="P23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2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34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41930d" officeooo:paragraph-rsid="00430232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a707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1394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402f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normal" officeooo:paragraph-rsid="0045a707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fo:font-weight="bold" officeooo:paragraph-rsid="0038d413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1394"/>
    </style:style>
    <style:style style:name="P5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5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30232"/>
    </style:style>
    <style:style style:name="P5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402f3"/>
    </style:style>
    <style:style style:name="P5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57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402f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8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3e87be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0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n" fo:country="US" officeooo:paragraph-rsid="001d9c2b"/>
    </style:style>
    <style:style style:name="P61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style:text-underline-style="none" fo:font-weight="normal" officeooo:rsid="003ce7da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2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3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fo:language="en" fo:country="US" officeooo:paragraph-rsid="003c826b"/>
    </style:style>
    <style:style style:name="P64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style="normal" style:text-underline-style="none" fo:font-weight="normal" officeooo:rsid="003ce7da" officeooo:paragraph-rsid="003c826b" fo:background-color="transparent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65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6dee1"/>
    </style:style>
    <style:style style:name="P66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c826b"/>
    </style:style>
    <style:style style:name="P6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normal" officeooo:rsid="003c826b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6dee1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36dee1"/>
    </style:style>
    <style:style style:name="P7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n" fo:country="US" fo:font-weight="bold" officeooo:rsid="000cfa44" officeooo:paragraph-rsid="003e58ab" style:font-size-asian="12pt" style:font-weight-asian="bold" style:font-name-complex="Calibri1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officeooo:paragraph-rsid="002b38ef"/>
    </style:style>
    <style:style style:name="P73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P74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826b" officeooo:paragraph-rsid="004610ef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5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6" style:family="paragraph" style:parent-style-name="Text_20_body" style:list-style-name="L2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7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style:text-underline-style="none" fo:font-weight="normal" officeooo:rsid="003c826b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8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9" style:family="paragraph" style:parent-style-name="Text_20_body" style:list-style-name="L2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80" style:family="paragraph" style:parent-style-name="Text_20_body" style:list-style-name="L2" style:master-page-name="">
      <loext:graphic-properties draw:fill="none"/>
      <style:paragraph-properties fo:margin-left="1.6cm" fo:margin-right="5.099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859ed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81" style:family="paragraph" style:parent-style-name="Text_20_body" style:list-style-name="L2" style:master-page-name="">
      <loext:graphic-properties draw:fill="none"/>
      <style:paragraph-properties fo:margin-left="1.401cm" fo:margin-right="5.099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2" style:family="paragraph" style:parent-style-name="Text_20_body" style:list-style-name="L2">
      <loext:graphic-properties draw:fill="none"/>
      <style:paragraph-properties fo:margin-left="1.401cm" fo:margin-right="5.099cm" fo:margin-top="0cm" fo:margin-bottom="0cm" loext:contextual-spacing="false" fo:line-height="115%" fo:text-align="justify" style:justify-single-word="false" fo:orphans="2" fo:widows="2" fo:text-indent="0cm" style:auto-text-indent="false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3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6cfab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fo:font-size="8pt" officeooo:rsid="002b38ef" style:font-size-asian="8pt" style:font-size-complex="8pt"/>
    </style:style>
    <style:style style:name="T13" style:family="text">
      <style:text-properties style:font-name="Arial1" fo:font-size="8pt" officeooo:rsid="004bbed5" style:font-size-asian="8pt" style:font-size-complex="8pt"/>
    </style:style>
    <style:style style:name="T14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15" style:family="text">
      <style:text-properties style:font-name="Arial1" fo:font-size="10pt" fo:font-weight="normal" officeooo:rsid="004a45c3" style:font-size-asian="10pt" style:font-weight-asian="normal" style:font-name-complex="Calibri Light" style:font-size-complex="10pt" style:font-weight-complex="normal"/>
    </style:style>
    <style:style style:name="T16" style:family="text">
      <style:text-properties style:font-name="Arial1" fo:font-size="10pt" fo:font-weight="normal" officeooo:rsid="003c826b" style:font-size-asian="10pt" style:font-weight-asian="normal" style:font-name-complex="Calibri Light" style:font-size-complex="10pt" style:font-weight-complex="normal"/>
    </style:style>
    <style:style style:name="T17" style:family="text">
      <style:text-properties style:font-name="Arial1" fo:font-size="12pt" fo:font-weight="bold" officeooo:rsid="001d9c2b" style:font-size-asian="12pt" style:font-weight-asian="bold" style:font-name-complex="Calibri1" style:font-weight-complex="bold"/>
    </style:style>
    <style:style style:name="T18" style:family="text">
      <style:text-properties style:font-name="Arial1" fo:font-size="12pt" fo:font-weight="bold" officeooo:rsid="003e58ab" style:font-size-asian="12pt" style:font-weight-asian="bold" style:font-name-complex="Calibri1" style:font-weight-complex="bold"/>
    </style:style>
    <style:style style:name="T19" style:family="text">
      <style:text-properties style:font-name="Arial1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20" style:family="text">
      <style:text-properties style:font-name="Arial1" fo:font-size="12pt" fo:font-weight="bold" officeooo:rsid="004a45c3" style:font-size-asian="12pt" style:font-weight-asian="bold" style:font-name-complex="Calibri1" style:font-size-complex="16pt" style:font-weight-complex="bold"/>
    </style:style>
    <style:style style:name="T21" style:family="text">
      <style:text-properties style:font-name="Arial1" fo:font-size="12pt" fo:font-weight="bold" style:font-size-asian="12pt" style:font-weight-asian="bold" style:font-name-complex="Calibri Light" style:font-size-complex="16pt" style:font-weight-complex="bold"/>
    </style:style>
    <style:style style:name="T22" style:family="text">
      <style:text-properties style:font-name="Arial1" fo:font-size="12pt" fo:font-weight="bold" officeooo:rsid="004a45c3" style:font-size-asian="12pt" style:font-weight-asian="bold" style:font-name-complex="Calibri Light" style:font-size-complex="16pt" style:font-weight-complex="bold"/>
    </style:style>
    <style:style style:name="T23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T2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3e58ab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8" style:family="text">
      <style:text-properties officeooo:rsid="0036cfab"/>
    </style:style>
    <style:style style:name="T29" style:family="text">
      <style:text-properties fo:color="#800000" style:font-name="Arial1" fo:font-size="10pt" fo:font-weight="normal" officeooo:rsid="003d18c5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0" style:family="text">
      <style:text-properties fo:color="#800000" style:font-name="Arial1" fo:font-size="10pt" fo:font-weight="normal" officeooo:rsid="003c826b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1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32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33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4" style:family="text">
      <style:text-properties style:use-window-font-color="true" style:font-name="Arial1" fo:font-size="10pt" fo:font-weight="normal" officeooo:rsid="0045a707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1" fo:font-size="10pt" fo:font-weight="normal" officeooo:rsid="004859e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7" style:family="text">
      <style:text-properties style:use-window-font-color="true" style:font-name="Arial1" fo:font-size="10pt" fo:font-weight="normal" officeooo:rsid="0050b27e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8" style:family="text">
      <style:text-properties style:use-window-font-color="true" style:font-name="Arial1" fo:font-size="10pt" fo:font-weight="normal" officeooo:rsid="004d928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9" style:family="text">
      <style:text-properties style:use-window-font-color="true" style:font-name="Arial1" fo:font-size="10pt" fo:font-weight="normal" officeooo:rsid="0043023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0" style:family="text">
      <style:text-properties style:use-window-font-color="true" style:font-name="Arial1" fo:font-size="10pt" fo:font-weight="normal" officeooo:rsid="004402f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1" style:family="text">
      <style:text-properties style:use-window-font-color="true" style:font-name="Arial1" fo:font-size="10pt" fo:font-weight="normal" officeooo:rsid="004e0da4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2" style:family="text">
      <style:text-properties style:use-window-font-color="true" style:font-name="Arial1" fo:font-size="10pt" fo:font-weight="normal" officeooo:rsid="003d18c5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3" style:family="text">
      <style:text-properties style:use-window-font-color="true" style:font-name="Arial1" fo:font-size="10pt" fo:font-style="italic" fo:font-weight="normal" officeooo:rsid="003c826b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4" style:family="text">
      <style:text-properties style:use-window-font-color="true" style:font-name="Arial1" fo:font-size="10pt" fo:font-style="italic" style:text-underline-style="none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5" style:family="text">
      <style:text-properties style:use-window-font-color="true" style:font-name="Arial1" fo:font-size="10pt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6" style:family="text">
      <style:text-properties style:use-window-font-color="true" style:font-name="Arial1" fo:font-size="10pt" fo:font-weight="bold" officeooo:rsid="00451394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7" style:family="text">
      <style:text-properties style:use-window-font-color="true" style:font-name="Arial1" fo:font-size="10pt" style:text-underline-style="none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8" style:family="text">
      <style:text-properties style:use-window-font-color="true" style:font-name="Arial1" fo:font-size="10pt" officeooo:rsid="003ce7da" fo:background-color="transparent" loext:char-shading-value="0" style:font-name-asian="Liberation Serif1" style:font-size-asian="10pt" style:font-name-complex="Liberation Serif1" style:font-size-complex="10pt"/>
    </style:style>
    <style:style style:name="T49" style:family="text">
      <style:text-properties style:use-window-font-color="true" style:font-name="Arial1" fo:font-size="10pt" officeooo:rsid="00430232" fo:background-color="transparent" loext:char-shading-value="0" style:font-name-asian="Liberation Serif1" style:font-size-asian="10pt" style:font-name-complex="Liberation Serif1" style:font-size-complex="10pt"/>
    </style:style>
    <style:style style:name="T50" style:family="text">
      <style:text-properties style:use-window-font-color="true" style:font-name="Arial1" fo:font-size="10pt" fo:font-style="normal" style:text-underline-style="none" fo:font-weight="normal" officeooo:rsid="003ce7da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" style:family="text">
      <style:text-properties style:use-window-font-color="true" style:font-name="Arial1" fo:font-size="10pt" fo:font-style="normal" style:text-underline-style="none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" style:family="text">
      <style:text-properties style:use-window-font-color="true" style:font-name="Arial1" fo:font-size="10pt" fo:font-style="normal" style:text-underline-style="none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4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4a45c3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5" style:family="text">
      <style:text-properties style:use-window-font-color="true" style:font-name="Arial1" fo:font-size="10pt" fo:font-style="normal" fo:font-weight="normal" officeooo:rsid="003c826b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" style:family="text">
      <style:text-properties style:use-window-font-color="true" style:font-name="Arial1" fo:font-size="10pt" fo:font-style="normal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7" style:family="text">
      <style:text-properties style:use-window-font-color="true" style:font-name="Arial1" fo:font-size="10pt" fo:font-style="normal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" style:family="text">
      <style:text-properties style:use-window-font-color="true" fo:font-weight="normal" officeooo:rsid="003ce7da" fo:background-color="transparent" loext:char-shading-value="0" style:font-name-asian="Liberation Serif1" style:font-weight-asian="normal" style:font-name-complex="Liberation Serif1" style:font-weight-complex="normal"/>
    </style:style>
    <style:style style:name="T59" style:family="text">
      <style:text-properties style:use-window-font-color="true" fo:font-weight="bold" officeooo:rsid="0045a707" fo:background-color="transparent" loext:char-shading-value="0" style:font-name-asian="Liberation Serif1" style:font-weight-asian="bold" style:font-name-complex="Liberation Serif1" style:font-weight-complex="bold"/>
    </style:style>
    <style:style style:name="T60" style:family="text">
      <style:text-properties style:use-window-font-color="true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45a707" style:font-style-asian="italic" style:font-style-complex="itali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3e58ab"/>
    </style:style>
    <style:style style:name="T66" style:family="text">
      <style:text-properties officeooo:rsid="0041930d"/>
    </style:style>
    <style:style style:name="T67" style:family="text">
      <style:text-properties officeooo:rsid="00430232"/>
    </style:style>
    <style:style style:name="T68" style:family="text">
      <style:text-properties officeooo:rsid="00451394"/>
    </style:style>
    <style:style style:name="T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officeooo:rsid="0052a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1665549" text:style-name="WWNum3">
        <text:list-header>
          <text:p text:style-name="P71">G<text:span text:style-name="T65">OALS</text:span></text:p>
        </text:list-header>
      </text:list>
      <text:p text:style-name="P60"><text:span text:style-name="T25">Detail the concept of </text:span><text:span text:style-name="T27">mapzones</text:span><text:span text:style-name="T25"> and establish a framework for their configuration and </text:span><text:span text:style-name="T26">start up</text:span><text:span text:style-name="T25">.</text:span></text:p>
      <text:p text:style-name="P5"/>
      <text:p text:style-name="P3"><text:span text:style-name="T17">DESCRIPT</text:span><text:span text:style-name="T18">IO</text:span><text:span text:style-name="T17">N</text:span></text:p>
      <text:p text:style-name="P59">The elements of a drinking water network establish elements of hierarchy and work between them, from which an organization can be deduced that from a functional and system analysis point of view can have many opportunities.</text:p>
      <text:p text:style-name="P23"/>
      <text:p text:style-name="P23">• Storage tanks. It modifies the residence time of the water in the system.</text:p>
      <text:p text:style-name="P23">• Supply and storage tanks. It establishes a pressure or primary supply level for one or more customer sectors and modifies its residence time of the water in the system.</text:p>
      <text:p text:style-name="P22"><text:span text:style-name="T33">• Q</text:span><text:span text:style-name="T38">ueue</text:span><text:span text:style-name="T33"> t</text:span><text:span text:style-name="T38">anks</text:span><text:span text:style-name="T33">. It establishes a secondary supply level for a sector of customers and modifies the residence time of the network water.</text:span></text:p>
      <text:p text:style-name="P22"><text:span text:style-name="T33">• Supply and q</text:span><text:span text:style-name="T38">ueue</text:span><text:span text:style-name="T33"> </text:span><text:span text:style-name="T38">tanks</text:span><text:span text:style-name="T33">. </text:span><text:span text:style-name="T38">Queue</text:span><text:span text:style-name="T33"> tanks, establish a primary and secondary supply level at the same time for two or more customer sectors and modifies the residence time of </text:span><text:span text:style-name="T38">water in </text:span><text:span text:style-name="T33">the network.</text:span></text:p>
      <text:p text:style-name="P23">• Flow meters and network meters. Determine the differential flow in the first and integral in the second case, by a specific synchrony.</text:p>
      <text:p text:style-name="P23">• Pressure reducing valve. It modifies the pressure and supply level downwards. It is generally associated with customer sectors but not exclusively.</text:p>
      <text:p text:style-name="P23">• Pressure group. It modifies upwards the pressure and supply level to a sector of clients. It has a small storage (pilot whale) that usually should not be considered, since the storage time is usually less than the measurement frequency of the flow meters.</text:p>
      <text:p text:style-name="P22"><text:span text:style-name="T33">• I</text:span><text:span text:style-name="T38">mpulse</text:span><text:span text:style-name="T33">. Water transfer between two storage points with elevation increase.</text:span></text:p>
      <text:p text:style-name="P23">• Unique clients. Customers with a very high or unique consumption in their behavior. They should be treated as specific nodes.</text:p>
      <text:p text:style-name="P23"/>
      <text:p text:style-name="P23">To this end, a network can be sectorized from the point of view of:</text:p>
      <text:p text:style-name="P16"/>
      <text:p text:style-name="P58"><text:span text:style-name="T71">SUPPLY </text:span>SECTOR (SECTOR)</text:p>
      <text:p text:style-name="P53"><text:span text:style-name="T33">Related subgraphs, sectioned at the exit and entrance of any type of t</text:span><text:span text:style-name="T38">ank</text:span><text:span text:style-name="T33">. It does not account for water storage.</text:span></text:p>
      <text:p text:style-name="P36"><text:line-break/>Goal:</text:p>
      <text:p text:style-name="P40">- Minimum unit for hydraulic calculation since it contains the water supply.</text:p>
      <text:p text:style-name="P31"><text:line-break/>Outline condition:</text:p>
      <text:p text:style-name="P28"><text:span text:style-name="T33">- Entry / exit t</text:span><text:span text:style-name="T38">ank</text:span><text:span text:style-name="T33">s.</text:span></text:p>
      <text:p text:style-name="P24">- Closed sectioning valves.</text:p>
      <text:p text:style-name="P28"><text:span text:style-name="T33">- I</text:span><text:span text:style-name="T38">mpulse</text:span><text:span text:style-name="T33">.</text:span></text:p>
      <text:p text:style-name="P36"><text:line-break/>Necessary conditions:</text:p>
      <text:p text:style-name="P40">- That one or more nodes of the subgraph contain customer consumption.</text:p>
      <text:p text:style-name="P26"><text:line-break/>Generic conditions:</text:p>
      <text:p text:style-name="P24">- Flow meters or network meters are not considered.</text:p>
      <text:p text:style-name="P24">- Pressure reducing valves and pressure groups are not considered.</text:p>
      <text:p text:style-name="P29">- The actual volume of the tanks and the actual configuration of the inputs / outputs are not considered.</text:p>
      <text:p text:style-name="P27"/>
      <text:p text:style-name="P27"/>
      <text:p text:style-name="P27"><text:soft-page-break/><text:span text:style-name="T66">MINIMUM </text:span>SECTOR <text:span text:style-name="T66">(</text:span>MINSECTOR)</text:p>
      <text:p text:style-name="P25">Related subgraphs of the LOW SECTOR graph, sectioned in the shut-off valves.</text:p>
      <text:p text:style-name="P35"><text:line-break/>Goal:</text:p>
      <text:p text:style-name="P54"><text:span text:style-name="T33">- Minimum network affected in case of b</text:span><text:span text:style-name="T39">r</text:span><text:span text:style-name="T33">e</text:span><text:span text:style-name="T39">akdown</text:span><text:span text:style-name="T33">.</text:span></text:p>
      <text:p text:style-name="P41">- Minimum number of clients affected by the supply cut due to the breakdown.</text:p>
      <text:p text:style-name="P41">- <text:span text:style-name="T67">B</text:span>reakdown <text:span text:style-name="T67">p</text:span>robability <text:span text:style-name="T66">c</text:span>alculation.</text:p>
      <text:p text:style-name="P30">- Effects on the hydraulic behavior of the network (LOW SECTOR) if the MINIMUM SECTOR is removed from the graph as a result of a b<text:span text:style-name="T67">reakdown</text:span>.<text:line-break/><text:line-break/><text:span text:style-name="T64">Outline condition:</text:span></text:p>
      <text:p text:style-name="P41">- Shut-off valves as disconnection points of the LOW SECTOR graph.</text:p>
      <text:p text:style-name="P36"><text:line-break/><text:span text:style-name="T61">MEASUREMENT SECTOR (DMA)</text:span></text:p>
      <text:p text:style-name="P45">Typology according to the frequency (greater or equal) of the flow data. Related subgraphs of the LOW SECTOR graph, sectioned in the flow meters, network meters and tanks understood as a <text:span text:style-name="T67">measurement</text:span> unit.</text:p>
      <text:p text:style-name="P51"><text:span text:style-name="T48"><text:line-break/>G</text:span><text:span text:style-name="T49">oal</text:span><text:span text:style-name="T48">:</text:span></text:p>
      <text:p text:style-name="P29">- Minimum flow balance unit, between the input / output flow of the DMA sector and the consumption of customers.<text:line-break/>- Calculation of losses.<text:span text:style-name="T64"><text:line-break/><text:line-break/>Outline condition:</text:span></text:p>
      <text:p text:style-name="P40">- Flow meters and network meters as disconnection points of the LOW SECTOR graph.</text:p>
      <text:p text:style-name="P40">- That one or more nodes of the subgraph contain customer consumption.</text:p>
      <text:p text:style-name="P29"/>
      <text:p text:style-name="P57">PRESSURE SECTOR (PRESSZONE)</text:p>
      <text:p text:style-name="P55"><text:span text:style-name="T33">Related subgraphs of the LOW SECTOR graph, sectioned in the pressure modification mechanisms.<text:line-break/><text:line-break/></text:span><text:span text:style-name="T45">Goal:</text:span></text:p>
      <text:p text:style-name="P55"><text:span text:style-name="T33">- Calculation of the maximum and minimum static pressure supplied to the c</text:span><text:span text:style-name="T40">lient</text:span><text:span text:style-name="T33">s, a function of the maximum and minimum pressure of the regulating equipment (tank, reducing valve and pressure group) and the level of the connection.<text:line-break/>- They take the cadastral data of building heights, calculation of the real maximum and minimum static pressure.</text:span></text:p>
      <text:p text:style-name="P43">- Calculation of the minimum admissible losses.<text:line-break/></text:p>
      <text:p text:style-name="P37">Outline condition:</text:p>
      <text:p text:style-name="P46">- Pressure reducing valves and pressure groups of the network as disconnection points of the LOW SECTOR graph.</text:p>
      <text:p text:style-name="P32"/>
      <text:p text:style-name="P48">QUALITY SECTOR</text:p>
      <text:p text:style-name="P42">By type of quality sensor. Related subgraphs, sectioned in the analyzed quality sensors. Accounts <text:span text:style-name="T68">the</text:span> storage.</text:p>
      <text:p text:style-name="P52"><text:span text:style-name="T45"><text:line-break/>G</text:span><text:span text:style-name="T46">oal</text:span><text:span text:style-name="T45">:</text:span></text:p>
      <text:p text:style-name="P42">- Counts the residence time and the evolution of the quality parameters in sectors with consumption.</text:p>
      <text:p text:style-name="P42">- Calculation of the k of decrease of chlorine.</text:p>
      <text:p text:style-name="P42">- Time of permanence of the water.</text:p>
      <text:p text:style-name="P38"><text:soft-page-break/>Boundary conditions:</text:p>
      <text:p text:style-name="P42">- Graph between sensors of the quality parameters analyzed.</text:p>
      <text:p text:style-name="P42">- Shut-off valves.</text:p>
      <text:p text:style-name="P38"><text:line-break/>Necessary conditions:</text:p>
      <text:p text:style-name="P52"><text:span text:style-name="T33">- Real volume of the t</text:span><text:span text:style-name="T41">ank</text:span><text:span text:style-name="T33">s and real configuration of the inputs / outputs.</text:span></text:p>
      <text:p text:style-name="P38"><text:line-break/>Generic conditions:</text:p>
      <text:p text:style-name="P42">- Flow meters or network meters are not considered.</text:p>
      <text:p text:style-name="P42">- Pressure reducing valves and pressure groups are not considered.</text:p>
      <text:p text:style-name="P42">- Impulses are not considered.</text:p>
      <text:p text:style-name="P50"><text:span text:style-name="T32"><text:line-break/></text:span><text:span text:style-name="T31">HIGH SECTOR (SECTOR)</text:span></text:p>
      <text:p text:style-name="P56"><text:span text:style-name="T33">By type of quality sensor. Related subgraphs, sectioned in the analyzed quality sensors. Accounts t</text:span><text:span text:style-name="T34">he</text:span><text:span text:style-name="T33"> storage.</text:span></text:p>
      <text:p text:style-name="P50"><text:span text:style-name="T60"><text:line-break/></text:span><text:span text:style-name="T59">Goal</text:span><text:span text:style-name="T60">:</text:span></text:p>
      <text:p text:style-name="P47">- Flow movement of the global system, function of flow meters, consumption and losses of the downstream sectors, and the level of the tank.</text:p>
      <text:p text:style-name="P33"><text:span text:style-name="T58"><text:line-break/></text:span><text:span text:style-name="T32">Boundary conditions:</text:span></text:p>
      <text:p text:style-name="P39">Necessary conditions:</text:p>
      <text:p text:style-name="P56"><text:span text:style-name="T33">- Real volume of the </text:span><text:span text:style-name="T41">tank</text:span><text:span text:style-name="T33">s and real configuration of the inputs / outputs.</text:span></text:p>
      <text:p text:style-name="P47">- LOW SECTOR are transformed into a single node where the consumption and losses of the sectors are added.</text:p>
      <text:p text:style-name="P49"><text:span text:style-name="T58"><text:line-break/></text:span><text:span text:style-name="T32">Generic conditions:</text:span></text:p>
      <text:p text:style-name="P44">- Impulses are not considered.</text:p>
      <text:p text:style-name="P34"><text:span text:style-name="T33"><text:line-break/>This network sectorization can be performed dynamically if the elements are properly configured and using the function </text:span><text:span text:style-name="T29">gw_fct_grafanalytics_</text:span><text:span text:style-name="T30">mapzones<text:line-break/><text:line-break/></text:span><text:span text:style-name="T42">In this sense, the configuration and s</text:span><text:span text:style-name="T34">tart up</text:span><text:span text:style-name="T42"> phases are:</text:span></text:p>
      <text:p text:style-name="P17"/>
      <text:list xml:id="list3391889650" text:style-name="L2">
        <text:list-header>
          <text:p text:style-name="P74">PHASE 1: SYSTEM CONFIGURATION</text:p>
          <text:p text:style-name="P75">Populate the node type table with the graf_delimiter field.</text:p>
          <text:p text:style-name="P76"><text:span text:style-name="T62">Graf delimiter</text:span> means delimiter of the <text:span text:style-name="T62">gra</text:span><text:span text:style-name="T63">f</text:span><text:span text:style-name="T62"> </text:span>and can be of two types (border element or dual element). In this sense:</text:p>
          <text:p text:style-name="P76">They are minimum sector boundary element: shut-off valves</text:p>
          <text:p text:style-name="P77">They are dual elements (header and border) for the following zoning:</text:p>
        </text:list-header>
        <text:list-item>
          <text:p text:style-name="P78"><text:span text:style-name="T33">Sector (high or low): flow input elements (wtp,</text:span><text:span text:style-name="T62"> source</text:span><text:span text:style-name="T33">, wells, tanks)</text:span></text:p>
        </text:list-item>
        <text:list-item>
          <text:p text:style-name="P79">Measurement area: measurement elements (<text:span text:style-name="T62">flowmeter</text:span>)</text:p>
        </text:list-item>
        <text:list-item>
          <text:p text:style-name="P79">Pressure zone: pressure control elements (VRP, load break chambers)</text:p>
        </text:list-item>
        <text:list-item>
          <text:p text:style-name="P80">Quality zone: quality control elements (chlorinators)</text:p>
          <text:p text:style-name="P81"/>
          <text:p text:style-name="P82"><text:soft-page-break/>DETAIL:</text:p>
        </text:list-item>
      </text:list>
      <text:p text:style-name="P65"><text:span text:style-name="T35">Certain types of deposits such as Q</text:span><text:span text:style-name="T36">UEUE T</text:span><text:span text:style-name="T37">ANK</text:span><text:span text:style-name="T35"> or STORAGE T</text:span><text:span text:style-name="T37">ANK</text:span><text:span text:style-name="T35"> in sectors in HIGH above all are not main elements for the sectorization. In this sense, it would be interesting to have the T</text:span><text:span text:style-name="T37">ANKS </text:span><text:span text:style-name="T35">separated into two </text:span><text:span text:style-name="T43">features</text:span><text:span text:style-name="T35">, the header and those that are not, e.g.: queue or transport/storage</text:span></text:p>
      <text:p text:style-name="P67">Activate the system variable so that the class graph can be realized</text:p>
      <text:p text:style-name="P68">Note: For more details see protocol document E.13.2</text:p>
      <text:p text:style-name="P69"><text:span text:style-name="T70"><text:line-break/></text:span><text:span text:style-name="T69">PHASE 2: MAPZONES CONFIGURATION </text:span></text:p>
      <text:p text:style-name="P64">Configure the grafconfig field of the different <text:span text:style-name="T62">mapzones</text:span> (sector, dma, dqa, presszone). The syntax is a bit special but allows every possible cardinality (multiple nodeParent with multiple toArc for a single <text:span text:style-name="T62">mapzone</text:span>).</text:p>
      <text:p text:style-name="P63"><text:span text:style-name="T50">In case that the nodes whose node_type is a </text:span><text:span text:style-name="T44">grafdelimiter</text:span><text:span text:style-name="T50"> and has not been named as the head of any </text:span><text:span text:style-name="T44">mapzone</text:span><text:span text:style-name="T50">, the system will allow the calculation but will give a </text:span><text:span text:style-name="T44">warning</text:span><text:span text:style-name="T50">. Since this is a possible option (transport </text:span><text:span text:style-name="T51">tanks</text:span><text:span text:style-name="T50"> or queue </text:span><text:span text:style-name="T51">tanks</text:span><text:span text:style-name="T50"> without a specifically defined node_type) it is advisable to use the "ignore" </text:span><text:span text:style-name="T44">key </text:span><text:span text:style-name="T50">of the grafconfig field so that at least the system does not </text:span><text:span text:style-name="T52">give </text:span><text:span text:style-name="T50">warnings of elements that we have clear and checked.</text:span></text:p>
      <text:p text:style-name="P61">Note: For more details see protocol document E.13.2</text:p>
      <text:p text:style-name="P70"><text:span text:style-name="T47"><text:line-break/><text:tab/><text:tab/></text:span><text:span text:style-name="T53">PHASE 3: S</text:span><text:span text:style-name="T54">TART UP</text:span></text:p>
      <text:p text:style-name="P66"><text:span text:style-name="T55">Operativ</text:span><text:span text:style-name="T56">e</text:span><text:span text:style-name="T55"> and start-up. The algorithm is quite fast but in the face of topological inconsistencies it can get 'hung'. T</text:span><text:span text:style-name="T57">herefore,</text:span><text:span text:style-name="T55"> it is advisable to go step by step starting with the smallest </text:span><text:span text:style-name="T43">mapzones</text:span><text:span text:style-name="T55">...</text:span></text:p>
      <text:p text:style-name="P62">Note: For more details see protocol document E.13.2</text:p>
      <text:p text:style-name="P4"><text:span text:style-name="T19"><text:line-break/>REVIE</text:span><text:span text:style-name="T20">W</text:span><text:span text:style-name="T19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2"><text:span text:style-name="T21">Ac</text:span><text:span text:style-name="T22">tion</text:span></text:p>
          </table:table-cell>
          <table:table-cell table:style-name="Taula2.A1" office:value-type="string">
            <text:p text:style-name="P12"><text:span text:style-name="T21">Us</text:span><text:span text:style-name="T22">er</text:span></text:p>
          </table:table-cell>
          <table:table-cell table:style-name="Taula2.A1" office:value-type="string">
            <text:p text:style-name="P6">Date</text:p>
          </table:table-cell>
        </table:table-row>
        <table:table-row table:style-name="Taula2.1">
          <table:table-cell table:style-name="Taula2.A2" office:value-type="string">
            <text:p text:style-name="P12"><text:span text:style-name="T14">Crea</text:span><text:span text:style-name="T15">ted</text:span></text:p>
          </table:table-cell>
          <table:table-cell table:style-name="Taula2.A2" office:value-type="string">
            <text:p text:style-name="P7">X<text:span text:style-name="T28">avier Torret</text:span></text:p>
          </table:table-cell>
          <table:table-cell table:style-name="Taula2.A2" office:value-type="string">
            <text:p text:style-name="P9"><text:span text:style-name="T28">30</text:span>/<text:span text:style-name="T28">10/</text:span>20<text:span text:style-name="T28">19</text:span></text:p>
          </table:table-cell>
        </table:table-row>
        <table:table-row table:style-name="Taula2.1">
          <table:table-cell table:style-name="Taula2.A2" office:value-type="string">
            <text:p text:style-name="P13"><text:span text:style-name="T16">Modifie</text:span><text:span text:style-name="T15">d</text:span></text:p>
          </table:table-cell>
          <table:table-cell table:style-name="Taula2.A2" office:value-type="string">
            <text:p text:style-name="P8">X<text:span text:style-name="T28">avier Torret</text:span>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9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officeooo:paragraph-rsid="002b38ef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MT11" style:family="text">
      <style:text-properties style:font-name="Arial1" officeooo:rsid="0036cfab"/>
    </style:style>
    <style:style style:name="MT12" style:family="text">
      <style:text-properties style:font-name="Arial1" fo:font-size="8pt" officeooo:rsid="002b38ef" style:font-size-asian="8pt" style:font-size-complex="8pt"/>
    </style:style>
    <style:style style:name="MT13" style:family="text">
      <style:text-properties style:font-name="Arial1" fo:font-size="8pt" officeooo:rsid="004bbed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4"><draw:image xlink:href="Pictures/1000020100000427000000CF3FB728F082D5447B.png" xlink:type="simple" xlink:show="embed" xlink:actuate="onLoad" loext:mime-type="image/png"/></draw:frame><text:span text:style-name="MT1"><text:s/></text:span><text:span text:style-name="MT2">P</text:span><text:span text:style-name="MT3">ROTOCOL </text:span><text:span text:style-name="MT1">DOCUMENT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4151858768" text:style-name="ML1">
                <text:list-header>
                  <text:p text:style-name="MP3"><text:span text:style-name="MT9">Mapzones basic </text:span><text:span text:style-name="MT10">concept</text:span><text:span text:style-name="MT9">s </text:span></text:p>
                </text:list-header>
              </text:list>
            </table:table-cell>
            <table:covered-table-cell/>
          </table:table-row>
        </table:table>
        <text:p text:style-name="MP5"/>
      </style:header>
      <style:footer>
        <text:p text:style-name="MP6"><draw:line text:anchor-type="paragraph" draw:z-index="3" draw:name="Forma1" draw:style-name="Mgr1" draw:text-style-name="MP7" svg:x1="0.115cm" svg:y1="0.115cm" svg:x2="16.951cm" svg:y2="0.18cm"><text:p/></draw:line></text:p>
        <text:p text:style-name="MP8"><text:span text:style-name="MT12">P</text:span><text:span text:style-name="MT13">age</text:span><text:span text:style-name="MT12"> </text:span><text:span text:style-name="MT12"><text:page-number text:select-page="current">4</text:page-number></text:span><text:span text:style-name="MT12">/</text:span><text:span text:style-name="MT1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44:33.425000000</dc:date>
    <meta:editing-duration>PT2H26M43S</meta:editing-duration>
    <meta:editing-cycles>29</meta:editing-cycles>
    <meta:generator>LibreOffice/6.3.4.2$Windows_X86_64 LibreOffice_project/60da17e045e08f1793c57c00ba83cdfce946d0aa</meta:generator>
    <meta:document-statistic meta:table-count="2" meta:image-count="1" meta:object-count="0" meta:page-count="4" meta:paragraph-count="109" meta:word-count="1238" meta:character-count="7598" meta:non-whitespace-character-count="6451"/>
  </office:meta>
</office:document-meta>
</file>